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pHeaderMatcher.getMatchString( Map objectModel , Parameters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gexpHeaderMatcher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